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4.493cm"/>
    </style:style>
    <style:style style:name="pr6" style:family="presentation" style:parent-style-name="Default-title">
      <style:graphic-properties draw:auto-grow-height="true" fo:min-height="3.506cm"/>
    </style:style>
    <style:style style:name="pr7" style:family="presentation" style:parent-style-name="Default-subtitle">
      <style:graphic-properties draw:fill-color="#ffffff" fo:min-height="16.256cm"/>
    </style:style>
    <style:style style:name="P1" style:family="paragraph">
      <style:text-properties fo:font-size="14pt" style:font-size-asian="14pt" style:font-size-complex="14pt"/>
    </style:style>
    <style:style style:name="P2" style:family="paragraph">
      <style:text-properties fo:font-size="20pt"/>
    </style:style>
    <style:style style:name="P3" style:family="paragraph">
      <style:text-properties fo:font-size="44pt" style:font-size-asian="44pt" style:font-size-complex="44pt"/>
    </style:style>
    <style:style style:name="T1" style:family="text">
      <style:text-properties fo:font-size="14pt" style:font-size-asian="14pt" style:font-size-complex="14pt"/>
    </style:style>
    <style:style style:name="T2" style:family="text">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SimSun" style:font-family-generic-asian="system" style:font-pitch-asian="variable" style:font-size-asian="14pt" style:font-style-asian="normal" style:font-weight-asian="normal" style:font-family-complex="'Lucida 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5" style:family="text">
      <style:text-properties fo:font-size="44pt" style:font-size-asian="44pt" style:font-size-complex="44pt"/>
    </style:style>
    <style:style style:name="T6"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user-transformed="true">
          <draw:text-box>
            <text:p>Annalist</text:p>
          </draw:text-box>
        </draw:frame>
        <draw:frame presentation:style-name="pr2" draw:layer="layout" svg:width="24.639cm" svg:height="12.179cm" svg:x="1.4cm" svg:y="4.914cm" presentation:class="subtitle" presentation:user-transformed="true">
          <draw:text-box>
            <text:p>“Data management for the little guys”</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user-transformed="true">
          <draw:text-box>
            <text:p>Drosophila testes gene expression (Fly-TED)</text:p>
          </draw:text-box>
        </draw:frame>
        <draw:frame presentation:style-name="pr4" draw:layer="layout" svg:width="24.639cm" svg:height="12.179cm" svg:x="1.4cm" svg:y="4.914cm" presentation:class="outline" presentation:user-transformed="true">
          <draw:text-box>
            <text:list text:style-name="L2">
              <text:list-item>
                <text:p>(One of Helen's images – flyTED front page?)</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1" draw:layer="layout" svg:width="19.2cm" svg:height="14.493cm" svg:x="1cm" svg:y="14.507cm" presentation:class="notes" presentation:user-transformed="true">
            <draw:text-box>
              <text:p><text:span text:style-name="T1">One of the first projects I worked on after joining David Shotton's IBRG at Oxford was collection and cataloging of gene expression images of sperm development in Drosophila Melanogaster (a commonly studied model organism), which were collected as part of a strand of research investigating causes of male infertility in humans and other species.</text:span></text:p>
              <text:p><text:span text:style-name="T1">For this research, a substantial part of the Drosphila genome was screened, using microarrays, for genes with distinctive expression patterns in drosophila testes across genetic variants exhibiting male sterility, compared with expression in the normal wild-type variant (e.g. genes in sterile mutants whose expression was significantly higher or lower than in the wildtype). <text:s/>This screening was used to select a subset of about 1000 <text:s/>genes for in-situ gene expression imaging, a complex and labour-intensive process that results in an image showing where in the sperm development cycle the various genes are expressed.</text:span></text:p>
              <text:p><text:span text:style-name="T1">This work required the collation and collation of diverse information about a range of drosophila genes associated with the microarray “probe” sequences: gene identification, species variant identificaton, microarray expression levels, statistical analyses, real-time PCR data, in-situ images, image annotations (including sperm development stage) based on manual through-microscope observation of the images.</text:span></text:p>
              <text:p><text:span text:style-name="T1">For this work, data on the genes selected for in-situ imaging was collected in spreadsheets with file-system references to the corresponding in-situ images. <text:s/>Because the spreadsheets were manually populated by a number of different people, some of the image annotatons, such as those of the sperm development stages, were not consistently described and needed manual review and alignment when the data were prepared for publication</text:span></text:p>
              <text:p><text:span text:style-name="T1"/></text:p>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presentation:user-transformed="true">
          <draw:text-box>
            <text:p>Technical support knowledge base</text:p>
          </draw:text-box>
        </draw:frame>
        <draw:frame presentation:style-name="pr4" draw:layer="layout" svg:width="24.639cm" svg:height="12.179cm" svg:x="1.4cm" svg:y="4.914cm" presentation:class="outline" presentation:user-transformed="true">
          <draw:text-box>
            <text:list text:style-name="L2">
              <text:list-item>
                <text:p>(screenshot of knowledge base summary)</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8.8cm" svg:height="14.431cm" svg:x="1.2cm" svg:y="14.107cm" presentation:class="notes" presentation:user-transformed="true">
            <draw:text-box>
              <text:p><text:span text:style-name="T1">Many years ago, in the early days of personal computer adoption in corporate environments, I worked for a company supporting a range of software products that allowed interconnecton between diverse kinds of computers, specifically between PCs and mainframe computers.</text:span></text:p>
              <text:p><text:span text:style-name="T1"/></text:p>
              <text:p><text:span text:style-name="T2">We were providing person-to-person technical and development support to high-level technical staff in large corporations (banks, telecoms, legal, multinational consumer product companies, etc.), so good access to product information, common failure modes and remediation was important to the business. <text:s/>The sort of thing one might find today in a Google search that locates a page on Stack Exchange, but before the Web was widely used. </text:span></text:p>
              <text:p><text:span text:style-name="T1"/></text:p>
              <text:p><text:span text:style-name="T1">As part of our response to this, I used an early PC software package called “Idealist” to create a knowledge base that could be searched online by any or all of keyword, product details, operating system version, etc. to locate possible causes and remedies for a reported problem. <text:s/>Idealist was unusual inthat is was one of the first PC software packages to provide free-text keyword searching in semi-structured data. <text:s/>When a new problem was encountered and diagnosed, a description and summary would be entered into the knowledge base by the technical support person involved so that information about it would be available should it occur for any other customer reporting the same problem. <text:s/>Idealist was probably ahead of its time, as it did not survive as a commercial product, and as far as I'm aware there is still not a ready-to-go product that provides the same level of lightly structured data entry and structured search. (There are plenty of developer tools that might be used to create such a product, but not one I'm aware of that just works out of the box.)</text:span></text:p>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user-transformed="true">
          <draw:text-box>
            <text:p>Small business transactions</text:p>
          </draw:text-box>
        </draw:frame>
        <draw:frame presentation:style-name="pr4" draw:layer="layout" svg:width="24.639cm" svg:height="12.179cm" svg:x="1.4cm" svg:y="4.914cm" presentation:class="outline" presentation:user-transformed="true">
          <draw:text-box>
            <text:list text:style-name="L2">
              <text:list-item>
                <text:p>(Screenshot of invoice)</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draw:text-box>
              <text:p><text:span text:style-name="T1">For many years, I ran a small self-employed consulting business, starting in the early days of availability of personal computers at a price that individuals and small businesses could afford. <text:s/>I had a need to raise invoices, handle purchase orders, etc.</text:span></text:p>
              <text:p><text:span text:style-name="T1"/></text:p>
              <text:p><text:span text:style-name="T1">Not wishing to pay for a fully-fledged accounting software package, I used a combination of WordPerfect and an associated utility called Notebook to create a kind of computerized card index, with a “card” for each invice, purchase order, etc. <text:s/>The Notebook utility maintained its data in a simple text document format that was compatible with WordPerfect's mail-merge capabilities, so could easily be formatted as a document for submission to a customer, supplier or just filed.</text:span></text:p>
              <text:p><text:span text:style-name="T1"/></text:p>
              <text:p><text:span text:style-name="T1">The simple, out-of-box working of Notebook, and its integration with other WordPerfect office suite programs, made it very easy for me to set up a system that maintained records and generated appropriate presentations, which I used for many years. <text:s/>(I now use a descendant of that system based on MS Access, which was much harder to set up and is, in many ways, less satisfactory in use.)</text:span></text:p>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Some common themes</text:p>
          </draw:text-box>
        </draw:frame>
        <draw:frame presentation:style-name="pr4" draw:layer="layout" svg:width="24.639cm" svg:height="15.286cm" svg:x="1.4cm" svg:y="4.914cm" presentation:class="outline" presentation:user-transformed="true">
          <draw:text-box>
            <text:list text:style-name="L2">
              <text:list-item>
                <text:p>Read/write: </text:p>
                <text:list>
                  <text:list-item>
                    <text:p>a need for a system that handles both data acquisition and presentation</text:p>
                  </text:list-item>
                </text:list>
              </text:list-item>
              <text:list-item>
                <text:p>Loosely structured data</text:p>
                <text:list>
                  <text:list-item>
                    <text:p>combining free-form description with machine-processable values and annotations</text:p>
                  </text:list-item>
                </text:list>
              </text:list-item>
              <text:list-item>
                <text:p><text:span text:style-name="T3">Structure evolves as the system is used</text:span></text:p>
              </text:list-item>
              <text:list-item>
                <text:p>Requirement to search across all fields</text:p>
              </text:list-item>
              <text:list-item>
                <text:p>Connection to external systems to handle presentation or further analysis of data</text:p>
              </text:list-item>
              <text:list-item>
                <text:p>Limited effort available to set up the system</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Annalist: mockup demo</text:p>
          </draw:text-box>
        </draw:frame>
        <draw:frame presentation:style-name="pr4" draw:layer="layout" svg:width="24.639cm" svg:height="12.179cm" svg:x="1.4cm" svg:y="4.914cm" presentation:class="outline" presentation:user-transformed="true">
          <draw:text-box>
            <text:list text:style-name="L2">
              <text:list-item>
                <text:p>In response to the common requirements of these applications (and more), a web-based system for acquisition and access to semi-structured data is envisaged</text:p>
              </text:list-item>
              <text:list-item>
                <text:p>This demo is a view of what such a system might look like...</text:p>
              </text:list-item>
              <text:list-item>
                <text:p>(link)</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Annalist: Goals</text:p>
          </draw:text-box>
        </draw:frame>
        <draw:frame presentation:style-name="Default-outline1" draw:layer="layout" svg:width="24.639cm" svg:height="14.486cm" svg:x="1.6cm" svg:y="4.914cm" presentation:class="outline" presentation:user-transformed="true">
          <draw:text-box>
            <text:list text:style-name="L2">
              <text:list-item>
                <text:p>Handling semi-structured data</text:p>
                <text:list>
                  <text:list-item>
                    <text:p>machine processable and human readable elements</text:p>
                  </text:list-item>
                </text:list>
              </text:list-item>
              <text:list-item>
                <text:p>Connecting desktop data with global datasets</text:p>
              </text:list-item>
              <text:list-item>
                <text:p>In-use definition and evolution of data structures</text:p>
                <text:list>
                  <text:list-item>
                    <text:p>supporting an agile approach to data management</text:p>
                  </text:list-item>
                </text:list>
              </text:list-item>
              <text:list-item>
                <text:p>Interworking with linked data and REST services</text:p>
              </text:list-item>
              <text:list-item>
                <text:p>“broad data” (diversity) as opposed to “big data” (size)</text:p>
                <text:list>
                  <text:list-item>
                    <text:p>supporting scale through connecting many small datasets</text:p>
                  </text:list-item>
                </text:list>
              </text:list-item>
              <text:list-item>
                <text:p>Usable “out of box”</text:p>
                <text:list>
                  <text:list-item>
                    <text:p>no complicated setup before use ...</text:p>
                  </text:list-item>
                  <text:list-item>
                    <text:p>... but also a basis for custom applications</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presentation:user-transformed="true">
          <draw:text-box>
            <text:p>Annalist: technical features</text:p>
          </draw:text-box>
        </draw:frame>
        <draw:frame presentation:style-name="Default-outline1" draw:layer="layout" svg:width="25.6cm" svg:height="15.686cm" svg:x="1.4cm" svg:y="4.914cm" presentation:class="outline" presentation:user-transformed="true">
          <draw:text-box>
            <text:list text:style-name="L2">
              <text:list-item>
                <text:p>Fully web-integrated data management</text:p>
                <text:list>
                  <text:list-item>
                    <text:p>internal use of REST + Linked Data mechanisms</text:p>
                  </text:list-item>
                  <text:list-item>
                    <text:p>linking to and using external resources (linked data)</text:p>
                  </text:list-item>
                  <text:list-item>
                    <text:p>seamless working across locally-stored and Web data</text:p>
                  </text:list-item>
                </text:list>
              </text:list-item>
              <text:list-item>
                <text:p>No fixed schema</text:p>
                <text:list>
                  <text:list-item>
                    <text:p>easy-to-setup; low “activation energy”</text:p>
                  </text:list-item>
                  <text:list-item>
                    <text:p>add structure as required</text:p>
                  </text:list-item>
                </text:list>
              </text:list-item>
              <text:list-item>
                <text:p>Flexible</text:p>
                <text:list>
                  <text:list-item>
                    <text:p>separation of storage, indexing and UI</text:p>
                  </text:list-item>
                  <text:list-item>
                    <text:p>all parts replaceable</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presentation:user-transformed="true">
          <draw:text-box>
            <text:p>“Source as resource”</text:p>
          </draw:text-box>
        </draw:frame>
        <draw:frame presentation:style-name="pr4" draw:layer="layout" svg:width="24.639cm" svg:height="14.886cm" svg:x="1.4cm" svg:y="4.914cm" presentation:class="outline" presentation:user-transformed="true">
          <draw:text-box>
            <text:list text:style-name="L2">
              <text:list-item>
                <text:p><text:span text:style-name="T4">“</text:span><text:span text:style-name="T4">View source” contribution to the success of</text:span> WWW</text:p>
              </text:list-item>
              <text:list-item>
                <text:p>By associating each record with human-decodable web data resource (e.g. in Turtle or JSON-LD), bring the “view source” effect to linked data</text:p>
              </text:list-item>
              <text:list-item>
                <text:p>Access to / usability of data not being tied to any specific service, supporting local *or* remote hosting of services, or both used together, has useful consequences:</text:p>
                <text:list>
                  <text:list-item>
                    <text:p>Backup-friendly (cf. Fly-TED experience), </text:p>
                  </text:list-item>
                  <text:list-item>
                    <text:p>VCS-friendly (e.g. local data is also git repository), </text:p>
                  </text:list-item>
                  <text:list-item>
                    <text:p>Dropbox-friendly, </text:p>
                  </text:list-item>
                  <text:list-item>
                    <text:p>“Unhosted”-friendly (@@ref), </text:p>
                  </text:list-item>
                  <text:list-item>
                    <text:p>Curation Microservice friendly (https://confluence.ucop.edu/display/Curation/Microservice)</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presentation:user-transformed="true">
          <draw:text-box>
            <text:p>Tentative architecture</text:p>
          </draw:text-box>
        </draw:frame>
        <draw:frame presentation:style-name="pr4" draw:layer="layout" svg:width="24.639cm" svg:height="12.179cm" svg:x="1.4cm" svg:y="4.914cm" presentation:class="outline" presentation:user-transformed="true">
          <draw:text-box>
            <text:list text:style-name="L2">
              <text:list-item>
                <text:p>(diagram – emphasize use of existing components)</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presentation:user-transformed="true">
          <draw:text-box>
            <text:p>Annalist: intended audience</text:p>
          </draw:text-box>
        </draw:frame>
        <draw:frame presentation:style-name="pr4" draw:layer="layout" svg:width="24.639cm" svg:height="12.179cm" svg:x="1.4cm" svg:y="4.914cm" presentation:class="outline" presentation:user-transformed="true">
          <draw:text-box>
            <text:list text:style-name="L2">
              <text:list-item>
                <text:p>Individuals</text:p>
              </text:list-item>
              <text:list-item>
                <text:p>Small research groups</text:p>
              </text:list-item>
              <text:list-item>
                <text:p>Small businesses (SOHO and up...)</text:p>
              </text:list-item>
              <text:list-item>
                <text:p>Clubs and non-commercial associations</text:p>
              </text:list-item>
              <text:list-item>
                <text:p>… with unique data organization requirements, but lacking resources to create custom solutions with existing toolkits</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3">
        <draw:frame presentation:style-name="pr6" draw:layer="layout" svg:width="25.199cm" svg:height="3.506cm" svg:x="1.4cm" svg:y="0.837cm" presentation:class="title">
          <draw:text-box>
            <text:p>Application examples</text:p>
          </draw:text-box>
        </draw:frame>
        <draw:frame presentation:style-name="Default-outline1" draw:layer="layout" svg:width="12.023cm" svg:height="14.486cm" svg:x="1.4cm" svg:y="4.914cm" presentation:class="outline" presentation:user-transformed="true">
          <draw:text-box>
            <text:list text:style-name="L2">
              <text:list-item>
                <text:p>Technical support knowledge base</text:p>
              </text:list-item>
              <text:list-item>
                <text:p>Small-business book-keeping</text:p>
              </text:list-item>
              <text:list-item>
                <text:p>Personal information management</text:p>
              </text:list-item>
              <text:list-item>
                <text:p>3D model sharing (e.g. Thingiverse)</text:p>
              </text:list-item>
            </text:list>
          </draw:text-box>
        </draw:frame>
        <draw:frame presentation:style-name="Default-outline1" draw:layer="layout" svg:width="12.023cm" svg:height="14.286cm" svg:x="14.025cm" svg:y="4.914cm" presentation:class="outline" presentation:user-transformed="true">
          <draw:text-box>
            <text:list text:style-name="L2">
              <text:list-item>
                <text:p><text:span text:style-name="T3">BioImage / Fly-TED</text:span></text:p>
              </text:list-item>
              <text:list-item>
                <text:p>Workflow sharing (e.g. myExperiment)</text:p>
              </text:list-item>
              <text:list-item>
                <text:p>VIDAAS option (@@ref)</text:p>
              </text:list-item>
              <text:list-item>
                <text:p>CLAROS – personal notebook (@@ref)</text:p>
              </text:list-item>
              <text:list-item>
                <text:p>“Research Object” construction and sharing</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presentation:user-transformed="true">
          <draw:text-box>
            <text:p>Possibilities for near-term focus</text:p>
          </draw:text-box>
        </draw:frame>
        <draw:frame presentation:style-name="Default-outline1" draw:layer="layout" svg:width="24.639cm" svg:height="14.686cm" svg:x="1.4cm" svg:y="4.914cm" presentation:class="outline" presentation:user-transformed="true">
          <draw:text-box>
            <text:list text:style-name="L2">
              <text:list-item>
                <text:p>Small research group data management</text:p>
              </text:list-item>
              <text:list-item>
                <text:p>Dataflow/Datastage metadata capture</text:p>
                <text:list>
                  <text:list-item>
                    <text:p>Commonly requested feature</text:p>
                  </text:list-item>
                </text:list>
              </text:list-item>
              <text:list-item>
                <text:p>Databank/SWORD integration</text:p>
                <text:list>
                  <text:list-item>
                    <text:p>Building on ADMIRAL/Datastage work</text:p>
                  </text:list-item>
                </text:list>
              </text:list-item>
              <text:list-item>
                <text:p>MyExperiment integration</text:p>
                <text:list>
                  <text:list-item>
                    <text:p>Create ROSRS API interface</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presentation:user-transformed="true">
          <draw:text-box>
            <text:p>Where next?</text:p>
          </draw:text-box>
        </draw:frame>
        <draw:frame presentation:style-name="pr4" draw:layer="layout" svg:width="24.639cm" svg:height="12.179cm" svg:x="1.4cm" svg:y="4.914cm" presentation:class="outline" presentation:user-transformed="true">
          <draw:text-box>
            <text:p>I plan to develop <text:span text:style-name="T4">implement </text:span>this design as an independent open-source project in early 2014 (e.g. 50% time over 3-6 months for an initial prototype)</text:p>
            <text:p>I Would like to work on a consulting basis with interested university research activities to develop and refine specific requirements and features (e.g. 25% time)</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4T32">
        <draw:frame presentation:style-name="pr7" draw:text-style-name="P3" draw:layer="layout" svg:width="25.199cm" svg:height="16.256cm" svg:x="1.4cm" svg:y="0.837cm" presentation:class="subtitle">
          <draw:text-box>
            <text:p><text:span text:style-name="T5">Questions?</text:span></text:p>
            <text:p><text:span text:style-name="T5"/></text:p>
            <text:p><text:span text:style-name="T5">Interested?</text:span></text:p>
            <text:p><text:span text:style-name="T5"/></text:p>
            <text:p><text:span text:style-name="T6"><text:a xlink:href="mailto:graham.klyne@zoo.ox.ac.uk" xlink:type="simple">graham.klyne@zoo.ox.ac.uk</text:a></text:span></text:p>
            <text:p><text:span text:style-name="T6"><text:a xlink:href="mailto:gklyne@gmail.com" xlink:type="simple">gklyne@gmail.com</text:a></text:span></text:p>
            <text:p><text:span text:style-name="T6">@gklyne (Twitter, Skype)</text:span></text:p>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3-01T18:52:55</meta:creation-date>
    <dc:date>2013-03-03T07:44:00</dc:date>
    <meta:editing-duration>PT21H38M16S</meta:editing-duration>
    <meta:editing-cycles>9</meta:editing-cycles>
    <meta:generator>LibreOffice/3.6$MacOSX_x86 LibreOffice_project/5b93205-6e6b3fc-7830f6d-c08ad66-1d9bf4</meta:generator>
    <meta:document-statistic meta:object-count="81"/>
  </office:meta>
</office:document-meta>
</file>